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2">
      <loext:graphic-properties draw:fill-gradient-name="gradient" draw:fill-hatch-name="hatch"/>
      <style:paragraph-properties fo:margin-top="0cm" fo:margin-bottom="0.199cm" style:contextual-spacing="false" fo:text-align="justify" style:justify-single-word="false"/>
      <style:text-properties fo:font-size="15pt" style:font-size-asian="15pt" style:font-size-complex="15pt"/>
    </style:style>
    <style:style style:name="P3" style:family="paragraph" style:parent-style-name="Heading_20_2">
      <loext:graphic-properties draw:fill-gradient-name="gradient" draw:fill-hatch-name="hatch"/>
      <style:paragraph-properties fo:margin-top="0cm" fo:margin-bottom="0.199cm" style:contextual-spacing="false" fo:text-align="justify" style:justify-single-word="false"/>
      <style:text-properties style:font-name="Liberation Serif" fo:font-size="15pt" fo:font-weight="bold" officeooo:rsid="00230c04" style:font-name-asian="NSimSun" style:font-size-asian="15pt" style:font-weight-asian="bold" style:font-name-complex="Lucida Sans" style:font-size-complex="15pt" style:font-weight-complex="bold"/>
    </style:style>
    <style:style style:name="P4" style:family="paragraph" style:parent-style-name="Heading_20_2">
      <loext:graphic-properties draw:fill-gradient-name="gradient" draw:fill-hatch-name="hatch"/>
      <style:paragraph-properties fo:margin-top="0cm" fo:margin-bottom="0.199cm" style:contextual-spacing="false" fo:text-align="justify" style:justify-single-word="false"/>
      <style:text-properties style:font-name="Liberation Serif" fo:font-size="15pt" fo:font-weight="bold" style:font-name-asian="NSimSun" style:font-size-asian="15pt" style:font-weight-asian="bold" style:font-name-complex="Lucida Sans" style:font-size-complex="15pt" style:font-weight-complex="bold"/>
    </style:style>
    <style:style style:name="P5" style:family="paragraph" style:parent-style-name="Heading_20_2">
      <loext:graphic-properties draw:fill-gradient-name="gradient" draw:fill-hatch-name="hatch"/>
      <style:paragraph-properties fo:margin-top="0cm" fo:margin-bottom="0.199cm" style:contextual-spacing="false" fo:text-align="justify" style:justify-single-word="false"/>
    </style:style>
    <style:style style:name="P6" style:family="paragraph" style:parent-style-name="Preformatted_20_Text">
      <loext:graphic-properties draw:fill-gradient-name="gradient" draw:fill-hatch-name="hatch"/>
      <style:paragraph-properties fo:margin-left="2.501cm" fo:margin-right="0cm" fo:margin-top="0cm" fo:margin-bottom="0cm" style:contextual-spacing="false" fo:text-align="justify" style:justify-single-word="false" fo:text-indent="0cm" style:auto-text-indent="false"/>
      <style:text-properties officeooo:rsid="001febb6" officeooo:paragraph-rsid="00230c04"/>
    </style:style>
    <style:style style:name="P7" style:family="paragraph" style:parent-style-name="Preformatted_20_Text">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8" style:family="paragraph" style:parent-style-name="Preformatted_20_Text">
      <loext:graphic-properties draw:fill-gradient-name="gradient" draw:fill-hatch-name="hatch"/>
      <style:paragraph-properties fo:margin-left="2.501cm" fo:margin-right="0cm" fo:margin-top="0cm" fo:margin-bottom="0cm" style:contextual-spacing="false" fo:text-align="justify" style:justify-single-word="false" fo:text-indent="0cm" style:auto-text-indent="false"/>
    </style:style>
    <style:style style:name="P9" style:family="paragraph" style:parent-style-name="Preformatted_20_Text">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paragraph-rsid="0024a763"/>
    </style:style>
    <style:style style:name="P10" style:family="paragraph" style:parent-style-name="Preformatted_20_Text">
      <loext:graphic-properties draw:fill-gradient-name="gradient" draw:fill-hatch-name="hatch"/>
      <style:paragraph-properties fo:margin-top="0cm" fo:margin-bottom="0.199cm" style:contextual-spacing="false" fo:text-align="justify" style:justify-single-word="false"/>
    </style:style>
    <style:style style:name="P11" style:family="paragraph" style:parent-style-name="Preformatted_20_Text">
      <loext:graphic-properties draw:fill-gradient-name="gradient" draw:fill-hatch-name="hatch"/>
      <style:paragraph-properties fo:margin-top="0cm" fo:margin-bottom="0cm" style:contextual-spacing="false" fo:text-align="justify" style:justify-single-word="false"/>
    </style:style>
    <style:style style:name="P12"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style:font-name="Lucida Console" fo:font-size="10pt" style:font-size-asian="10pt" style:font-size-complex="10pt"/>
    </style:style>
    <style:style style:name="P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14" style:family="paragraph" style:parent-style-name="Standard">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15" style:family="paragraph" style:parent-style-name="Standard">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style:font-name="Lucida Console" fo:font-size="10pt" officeooo:paragraph-rsid="00260473" style:font-size-asian="10pt" style:font-size-complex="10pt"/>
    </style:style>
    <style:style style:name="P16"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officeooo:rsid="00277a62" officeooo:paragraph-rsid="00277a62"/>
    </style:style>
    <style:style style:name="P17" style:family="paragraph" style:parent-style-name="Standard" style:list-style-name="L4">
      <loext:graphic-properties draw:fill-gradient-name="gradient" draw:fill-hatch-name="hatch"/>
      <style:paragraph-properties fo:margin-top="0cm" fo:margin-bottom="0.199cm" style:contextual-spacing="false" fo:text-align="justify" style:justify-single-word="false"/>
      <style:text-properties officeooo:rsid="00277a62" officeooo:paragraph-rsid="00277a62"/>
    </style:style>
    <style:style style:name="P18"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officeooo:rsid="00277f07" officeooo:paragraph-rsid="00277f07"/>
    </style:style>
    <style:style style:name="P1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officeooo:rsid="00277f07" officeooo:paragraph-rsid="00279b01"/>
    </style:style>
    <style:style style:name="P20" style:family="paragraph" style:parent-style-name="Standard">
      <style:text-properties fo:color="#000000" loext:opacity="100%" style:font-name="Consolas" fo:font-size="9.5pt" style:font-size-asian="9.5pt"/>
    </style:style>
    <style:style style:name="P21" style:family="paragraph" style:parent-style-name="Standard">
      <style:text-properties officeooo:paragraph-rsid="00277f07"/>
    </style:style>
    <style:style style:name="P22" style:family="paragraph" style:parent-style-name="Standard">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paragraph-rsid="00260473"/>
    </style:style>
    <style:style style:name="P23" style:family="paragraph" style:parent-style-name="Standard">
      <loext:graphic-properties draw:fill-gradient-name="gradient" draw:fill-hatch-name="hatch"/>
      <style:paragraph-properties fo:margin-top="0cm" fo:margin-bottom="0cm" style:contextual-spacing="false" fo:text-align="justify" style:justify-single-word="false"/>
    </style:style>
    <style:style style:name="P24"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25" style:family="paragraph" style:parent-style-name="Text_20_body">
      <loext:graphic-properties draw:fill-gradient-name="gradient" draw:fill-hatch-name="hatch"/>
      <style:paragraph-properties fo:margin-left="1.251cm" fo:margin-right="0cm" fo:margin-top="0cm" fo:margin-bottom="0.199cm" style:contextual-spacing="false" fo:text-align="justify" style:justify-single-word="false" fo:text-indent="0cm" style:auto-text-indent="false"/>
      <style:text-properties style:font-name="Lucida Console" fo:font-size="10pt" style:font-size-asian="10pt" style:font-size-complex="10pt"/>
    </style:style>
    <style:style style:name="P26" style:family="paragraph" style:parent-style-name="Text_20_body">
      <loext:graphic-properties draw:fill-gradient-name="gradient" draw:fill-hatch-name="hatch"/>
      <style:paragraph-properties fo:margin-left="1.251cm" fo:margin-right="0.169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27" style:family="paragraph" style:parent-style-name="Text_20_body">
      <loext:graphic-properties draw:fill-gradient-name="gradient" draw:fill-hatch-name="hatch"/>
      <style:paragraph-properties fo:margin-left="2.501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28" style:family="paragraph" style:parent-style-name="Text_20_body">
      <loext:graphic-properties draw:fill-gradient-name="gradient" draw:fill-hatch-name="hatch"/>
      <style:paragraph-properties fo:margin-left="3.752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29" style:family="paragraph" style:parent-style-name="Text_20_body">
      <loext:graphic-properties draw:fill-gradient-name="gradient" draw:fill-hatch-name="hatch"/>
      <style:paragraph-properties fo:margin-left="2.501cm" fo:margin-right="0cm" fo:margin-top="0cm" fo:margin-bottom="0cm" style:contextual-spacing="false" fo:text-align="justify" style:justify-single-word="false" fo:text-indent="0cm" style:auto-text-indent="false"/>
      <style:text-properties style:font-name="Lucida Console" fo:font-size="10pt" style:font-size-asian="10pt" style:font-size-complex="10pt"/>
    </style:style>
    <style:style style:name="P30" style:family="paragraph" style:parent-style-name="Text_20_body" style:list-style-name="L2">
      <loext:graphic-properties draw:fill-gradient-name="gradient" draw:fill-hatch-name="hatch"/>
      <style:paragraph-properties fo:margin-top="0cm" fo:margin-bottom="0.199cm" style:contextual-spacing="false" fo:text-align="justify" style:justify-single-word="false"/>
      <style:text-properties officeooo:rsid="001febb6" officeooo:paragraph-rsid="00230c04"/>
    </style:style>
    <style:style style:name="P31" style:family="paragraph" style:parent-style-name="Text_20_body" style:list-style-name="L3">
      <loext:graphic-properties draw:fill-gradient-name="gradient" draw:fill-hatch-name="hatch"/>
      <style:paragraph-properties fo:margin-top="0cm" fo:margin-bottom="0.199cm" style:contextual-spacing="false" fo:text-align="justify" style:justify-single-word="false"/>
      <style:text-properties officeooo:rsid="001febb6" officeooo:paragraph-rsid="00230c04"/>
    </style:style>
    <style:style style:name="P32" style:family="paragraph" style:parent-style-name="Text_20_body" style:list-style-name="L3">
      <loext:graphic-properties draw:fill-gradient-name="gradient" draw:fill-hatch-name="hatch"/>
      <style:paragraph-properties fo:margin-top="0cm" fo:margin-bottom="0.199cm" style:contextual-spacing="false" fo:text-align="justify" style:justify-single-word="false"/>
      <style:text-properties officeooo:rsid="00230c04" officeooo:paragraph-rsid="00230c04"/>
    </style:style>
    <style:style style:name="P33"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270693"/>
    </style:style>
    <style:style style:name="P34"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1e0f1c"/>
    </style:style>
    <style:style style:name="P35" style:family="paragraph" style:parent-style-name="Text_20_body" style:list-style-name="L2">
      <loext:graphic-properties draw:fill-gradient-name="gradient" draw:fill-hatch-name="hatch"/>
      <style:paragraph-properties fo:margin-top="0cm" fo:margin-bottom="0.199cm" style:contextual-spacing="false" fo:text-align="justify" style:justify-single-word="false"/>
      <style:text-properties officeooo:paragraph-rsid="001febb6"/>
    </style:style>
    <style:style style:name="P36" style:family="paragraph" style:parent-style-name="Text_20_body" style:list-style-name="L2">
      <loext:graphic-properties draw:fill-gradient-name="gradient" draw:fill-hatch-name="hatch"/>
      <style:paragraph-properties fo:margin-top="0cm" fo:margin-bottom="0.199cm" style:contextual-spacing="false" fo:text-align="justify" style:justify-single-word="false"/>
      <style:text-properties officeooo:paragraph-rsid="00226f2c"/>
    </style:style>
    <style:style style:name="P37"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24a763"/>
    </style:style>
    <style:style style:name="P38" style:family="paragraph" style:parent-style-name="Text_20_body" style:list-style-name="L1">
      <loext:graphic-properties draw:fill-gradient-name="gradient" draw:fill-hatch-name="hatch"/>
      <style:paragraph-properties fo:margin-top="0cm" fo:margin-bottom="0.199cm" style:contextual-spacing="false" fo:text-align="justify" style:justify-single-word="false"/>
    </style:style>
    <style:style style:name="P39"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260473"/>
    </style:style>
    <style:style style:name="P40" style:family="paragraph" style:parent-style-name="Text_20_body">
      <loext:graphic-properties draw:fill-gradient-name="gradient" draw:fill-hatch-name="hatch"/>
      <style:paragraph-properties fo:margin-top="0cm" fo:margin-bottom="0.199cm" style:contextual-spacing="false" fo:text-align="justify" style:justify-single-word="false"/>
    </style:style>
    <style:style style:name="P41"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279b01"/>
    </style:style>
    <style:style style:name="P42"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style>
    <style:style style:name="P43" style:family="paragraph" style:parent-style-name="Text_20_body">
      <loext:graphic-properties draw:fill-gradient-name="gradient" draw:fill-hatch-name="hatch"/>
      <style:paragraph-properties fo:margin-top="0cm" fo:margin-bottom="0.199cm" style:contextual-spacing="false" fo:text-align="justify" style:justify-single-word="false"/>
      <style:text-properties officeooo:paragraph-rsid="002983ca"/>
    </style:style>
    <style:style style:name="T1" style:family="text">
      <style:text-properties officeooo:rsid="001ca10e"/>
    </style:style>
    <style:style style:name="T2" style:family="text">
      <style:text-properties officeooo:rsid="001e0f1c"/>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officeooo:rsid="00270693" fo:background-color="transparent" loext:char-shading-value="0" style:font-weight-asian="bold" style:font-weight-complex="bold"/>
    </style:style>
    <style:style style:name="T6" style:family="text">
      <style:text-properties style:font-name="Liberation Serif" fo:font-size="15pt" fo:font-weight="bold" style:font-name-asian="NSimSun" style:font-size-asian="15pt" style:font-weight-asian="bold" style:font-name-complex="Lucida Sans" style:font-size-complex="15pt" style:font-weight-complex="bold"/>
    </style:style>
    <style:style style:name="T7" style:family="text">
      <style:text-properties officeooo:rsid="001febb6"/>
    </style:style>
    <style:style style:name="T8" style:family="text">
      <style:text-properties officeooo:rsid="0020c22c"/>
    </style:style>
    <style:style style:name="T9" style:family="text">
      <style:text-properties officeooo:rsid="00226f2c"/>
    </style:style>
    <style:style style:name="T10" style:family="text">
      <style:text-properties officeooo:rsid="00230c04"/>
    </style:style>
    <style:style style:name="T11" style:family="text">
      <style:text-properties style:font-name="Lucida Console" fo:font-size="10pt" style:font-size-asian="10pt" style:font-size-complex="10pt"/>
    </style:style>
    <style:style style:name="T12" style:family="text">
      <style:text-properties style:font-name="Lucida Console" fo:font-size="10pt" fo:font-weight="normal" officeooo:rsid="00260473" style:font-size-asian="10pt" style:font-size-complex="10pt"/>
    </style:style>
    <style:style style:name="T13" style:family="text">
      <style:text-properties fo:background-color="#ffff00" loext:char-shading-value="0"/>
    </style:style>
    <style:style style:name="T14" style:family="text">
      <style:text-properties officeooo:rsid="0024ac59"/>
    </style:style>
    <style:style style:name="T15" style:family="text">
      <style:text-properties fo:color="#000000" loext:opacity="100%" style:font-name="Consolas" fo:font-size="9.5pt" style:font-size-asian="9.5pt"/>
    </style:style>
    <style:style style:name="T16" style:family="text">
      <style:text-properties fo:color="#000000" loext:opacity="100%" style:font-name="Consolas" fo:font-size="9.5pt" fo:font-weight="normal" officeooo:rsid="00260473" style:font-size-asian="9.5pt"/>
    </style:style>
    <style:style style:name="T17" style:family="text">
      <style:text-properties fo:color="#000000" loext:opacity="100%"/>
    </style:style>
    <style:style style:name="T18" style:family="text">
      <style:text-properties fo:color="#000000" loext:opacity="100%" style:font-name="Lucida Console" fo:font-size="10pt" fo:font-weight="normal" officeooo:rsid="00260473" style:font-size-asian="10pt" style:font-size-complex="10pt"/>
    </style:style>
    <style:style style:name="T19" style:family="text">
      <style:text-properties fo:color="#000000" loext:opacity="100%" style:font-name="Lucida Console" fo:font-size="10pt" style:font-size-asian="10pt" style:font-size-complex="10pt"/>
    </style:style>
    <style:style style:name="T20" style:family="text">
      <style:text-properties fo:color="#0000ff" loext:opacity="100%" style:font-name="Consolas" fo:font-size="9.5pt" style:font-size-asian="9.5pt"/>
    </style:style>
    <style:style style:name="T21" style:family="text">
      <style:text-properties fo:color="#0000ff" loext:opacity="100%"/>
    </style:style>
    <style:style style:name="T22" style:family="text">
      <style:text-properties fo:color="#a31515" loext:opacity="100%" style:font-name="Consolas" fo:font-size="9.5pt" style:font-size-asian="9.5pt"/>
    </style:style>
    <style:style style:name="T23" style:family="text">
      <style:text-properties fo:color="#a31515" loext:opacity="100%" style:font-name="Consolas" fo:font-size="9.5pt" officeooo:rsid="00277f07" style:font-size-asian="9.5pt"/>
    </style:style>
    <style:style style:name="T24" style:family="text">
      <style:text-properties fo:color="#a31515" loext:opacity="100%"/>
    </style:style>
    <style:style style:name="T25" style:family="text">
      <style:text-properties fo:font-weight="normal"/>
    </style:style>
    <style:style style:name="T26" style:family="text">
      <style:text-properties fo:font-weight="normal" officeooo:rsid="0024ac59"/>
    </style:style>
    <style:style style:name="T27" style:family="text">
      <style:text-properties fo:font-weight="normal" officeooo:rsid="00260473"/>
    </style:style>
    <style:style style:name="T28" style:family="text">
      <style:text-properties officeooo:rsid="00270693"/>
    </style:style>
    <style:style style:name="T29" style:family="text">
      <style:text-properties fo:color="#c9211e" loext:opacity="100%" fo:font-weight="bold" style:font-weight-asian="bold" style:font-weight-complex="bold"/>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style:text-line-through-style="none" style:text-line-through-type="none" fo:font-weight="normal" style:font-weight-asian="normal" style:font-weight-complex="normal"/>
    </style:style>
    <style:style style:name="T32" style:family="text">
      <style:text-properties officeooo:rsid="00277a62"/>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sumen de pasos implementados en APIs </text:h>
      <text:p text:style-name="P41"><text:span text:style-name="T1">Se decidió usar REST (</text:span><text:a xlink:type="simple" xlink:href="https://es.wikipedia.org/wiki/Transferencia_de_Estado_Representacional" text:style-name="Internet_20_link" text:visited-style-name="Visited_20_Internet_20_Link">REpresentational State Transfer</text:a><text:span text:style-name="T1">). Es un estándar que guía el diseño y el desarrollo de procesos </text:span><text:span text:style-name="T9">y </text:span><text:span text:style-name="T1">que </text:span><text:span text:style-name="T9">posibilita</text:span><text:span text:style-name="T1"> interactuar con datos almacenados en servidores web. </text:span><text:span text:style-name="T9">La arquitectura </text:span><text:span text:style-name="T1">REST define seis </text:span><text:span text:style-name="T2">leyes</text:span><text:span text:style-name="T1"> orientativas, </text:span><text:span text:style-name="T2">y c</text:span><text:span text:style-name="T1">uando estas se aplican </text:span><text:span text:style-name="T9">el sistema </text:span><text:span text:style-name="T1">éste adquiere propiedades deseables, como rendimiento, escalabilidad, simplicidad, modificabilidad, visibilidad, portabilidad y fiabilidad.</text:span></text:p>
      <text:p text:style-name="P41"><text:span text:style-name="T2">Ya con esa decisión se aplicaron algunas de las </text:span><text:span text:style-name="T9">recomendadas </text:span><text:span text:style-name="T2">buenas prácticas:</text:span></text:p>
      <text:h text:style-name="P2" text:outline-level="2"><text:bookmark text:name="startupclass"/>Startup/Program Class and the Service Configuration</text:h>
      <text:p text:style-name="P34">Si <text:span text:style-name="T2">vemos</text:span> la plantilla de .NET 5, podemos encontrar la clase Startup con dos métodos: el método ConfigureServices para registrar los servicios y el método Configure para añadir los componentes de middleware al pipeline de la aplicación.</text:p>
      <text:p text:style-name="P34"><text:span text:style-name="T9">Una recomendación </text:span>es mantener el método <text:span text:style-name="T3">ConfigureServices</text:span> limpio y legible tanto como sea posible. Por supuesto, necesitamos escribir el código dentro de ese método para registrar los servicios, pero podemos hacerlo de una manera más legible utilizando <text:span text:style-name="T2">extensiones </text:span>.</text:p>
      <text:p text:style-name="P34">La mejor manera es crear una extensión:</text:p>
      <text:p text:style-name="P24">public static class ServiceExtensions</text:p>
      <text:p text:style-name="P24">{</text:p>
      <text:p text:style-name="P24"><text:tab/>public static void ConfigureCors(this IServiceCollection services)</text:p>
      <text:p text:style-name="P24"><text:tab/>{</text:p>
      <text:p text:style-name="P24"><text:tab/><text:tab/>services.AddCors(options =&gt;</text:p>
      <text:p text:style-name="P24"><text:tab/><text:tab/>{</text:p>
      <text:p text:style-name="P24"><text:tab/><text:tab/><text:tab/>options.AddPolicy("CorsPolicy",</text:p>
      <text:p text:style-name="P24"><text:tab/><text:tab/><text:tab/>builder =&gt; builder.AllowAnyOrigin()</text:p>
      <text:p text:style-name="P24"><text:tab/><text:tab/><text:tab/><text:tab/>.AllowAnyMethod()</text:p>
      <text:p text:style-name="P24"><text:tab/><text:tab/><text:tab/><text:tab/>.AllowAnyHeader());</text:p>
      <text:p text:style-name="P24"><text:tab/><text:tab/>});</text:p>
      <text:p text:style-name="P24"><text:tab/>}</text:p>
      <text:p text:style-name="P24">}</text:p>
      <text:p text:style-name="P24"/>
      <text:p text:style-name="P40">Y luego sólo llamar a este método extendido en la clase Startup:</text:p>
      <text:p text:style-name="P25">services.ConfigureCors();</text:p>
      <text:p text:style-name="P34"><text:line-break/><text:bookmark text:name="projectorganization"/><text:span text:style-name="T6">Project Organization</text:span></text:p>
      <text:p text:style-name="P41">Siempre debemos intentar dividir nuestra aplicación en proyectos más pequeños. De esta manera estamos consiguiendo la mejor organización del proyecto y la separación de preocupaciones (SoC). La lógica de negocio relacionada con nuestras entidades, contratos, acceso a la base de datos, registro de mensajes o envío de un mensaje de correo electrónico debería estar siempre en un proyecto separado de la biblioteca de clases .NET.</text:p>
      <text:p text:style-name="P41">Cada pequeño proyecto dentro de nuestra aplicación debería contener una serie de carpetas para organizar la lógica de negocio.</text:p>
      <text:list xml:id="list1194003764" text:style-name="L2">
        <text:list-item>
          <text:p text:style-name="P35"><text:span text:style-name="T7">Contratos – </text:span><text:span text:style-name="T9">Biblioteca de clases (DLL) donde s</text:span><text:span text:style-name="T7">e definen las interfaces.</text:span></text:p>
        </text:list-item>
        <text:list-item>
          <text:p text:style-name="P36"><text:soft-page-break/><text:span text:style-name="T7">Entidades – </text:span><text:span text:style-name="T9">Biblioteca de clases (DLL) donde </text:span><text:span text:style-name="T7">se definen los modelos, sus validaciones y los DTOs (</text:span>Data Transfer Object<text:span text:style-name="T7">). </text:span><text:span text:style-name="T9">Se hace uso de la tecnica wrapper , en un repositorio de manera q</text:span></text:p>
        </text:list-item>
        <text:list-item>
          <text:p text:style-name="P30">Repositorio – <text:span text:style-name="T9">Biblioteca de clases (DLL) </text:span><text:span text:style-name="T10">donde s</text:span>e implementan las interfaces definidas, y se hace uso de las entidades según sea el caso. <text:span text:style-name="T8">Ademas se implementa un Wrapper </text:span><text:span text:style-name="T9">(contenedor)</text:span><text:span text:style-name="T8">, </text:span><text:span text:style-name="T9">que sería un repositorio de repositorios, </text:span><text:span text:style-name="T8">con la idea de </text:span><text:span text:style-name="T9">modificar varios repositorios en una sol</text:span><text:span text:style-name="T10">a operación:</text:span></text:p>
        </text:list-item>
      </text:list>
      <text:p text:style-name="P6">_repository.Owner.Create(owner);</text:p>
      <text:p text:style-name="P8">_repository.Owner.Create(anotheOwner);</text:p>
      <text:p text:style-name="P8">_repository.Account.Update(account);</text:p>
      <text:p text:style-name="P8">_repository.Account.Update(anotherAccount);</text:p>
      <text:p text:style-name="P8">_repository.Owner.Delete(oldOwner);</text:p>
      <text:p text:style-name="P8">_repository.Save();</text:p>
      <text:list xml:id="list2944530740" text:style-name="L3">
        <text:list-item>
          <text:p text:style-name="P31"><text:span text:style-name="T10">Logger - </text:span><text:span text:style-name="T9"><text:s/>Biblioteca de clases (DLL) </text:span><text:span text:style-name="T10">donde s</text:span>e implementa<text:span text:style-name="T10">n las trazas (LOGs)</text:span></text:p>
        </text:list-item>
        <text:list-item>
          <text:p text:style-name="P32">API – Aplicación de consola, donde <text:s/></text:p>
        </text:list-item>
      </text:list>
      <text:h text:style-name="P5" text:outline-level="2"><text:bookmark text:name="environmentsettings"/><text:span text:style-name="T6">Environment Based Settings</text:span></text:h>
      <text:p text:style-name="P41">Mientras desarrollamos nuestra aplicación, ésta se encuentra en el entorno de desarrollo. Pero en cuanto <text:span text:style-name="T10">la </text:span>publiquemos <text:span text:style-name="T10">ya </text:span>estará en el entorno de producción. Por lo tanto, tener una configuración separada para cada entorno es siempre una buena práctica.</text:p>
      <text:p text:style-name="P41">En .NET Core, esto es muy fácil de lograr. Tan pronto como creamos el proyecto, vamos a obtener el archivo <text:span text:style-name="T3">appsettings.json</text:span> y cuando lo expandimos vamos a ver el archivo <text:span text:style-name="T3">appsetings.Development.json</text:span>:</text:p>
      <text:p text:style-name="P41">Todas las configuraciones dentro de este archivo van a ser utilizadas para el entorno de desarrollo.<text:line-break/>Debemos añadir otro archivo <text:span text:style-name="T3">appsettings.Production.json</text:span>, para utilizarlo en un entorno de producción:</text:p>
      <text:p text:style-name="P41">El archivo de producción se colocará justo debajo del de desarrollo.</text:p>
      <text:p text:style-name="P41">Con esta configuración, podemos almacenar diferentes configuraciones en los diferentes archivos appsettings, y dependiendo del entorno en el que se encuentre nuestra aplicación, .NET Core nos servirá la configuración adecuada.</text:p>
      <text:h text:style-name="P4" text:outline-level="2"><text:bookmark text:name="dataaccesslayer"/>Data Access Layer <text:span text:style-name="T10">(DAL)</text:span></text:h>
      <text:p text:style-name="P40">En muchos ejemplos y diferentes tutoriales, podemos ver la DAL implementada dentro del proyecto principal e instanciada en cada controlador. Esto es algo que no deberíamos hacer.<text:line-break/>Cuando trabajamos con la DAL debemos crearla siempre como un servicio independiente. Esto es muy importante en el proyecto .NET Core porque cuando tenemos DAL como un servicio separado podemos registrarlo dentro del contenedor IOC (Inversion of Control). El IOC es la característica incorporada de .NET Core y al registrar un DAL como servicio dentro del IOC podemos utilizarlo en cualquier clase mediante una simple inyección de constructor:</text:p>
      <text:p text:style-name="P42"><text:span text:style-name="T11">public class RepoService</text:span></text:p>
      <text:p text:style-name="P24">{</text:p>
      <text:p text:style-name="P24"><text:tab/>private IRepository _repository;</text:p>
      <text:p text:style-name="P24"/>
      <text:p text:style-name="P24"><text:tab/>public RepoService(IRepository repository)</text:p>
      <text:p text:style-name="P24"><text:soft-page-break/><text:tab/>{</text:p>
      <text:p text:style-name="P24"><text:tab/><text:tab/>_repository = repository;</text:p>
      <text:p text:style-name="P24"><text:tab/>}</text:p>
      <text:p text:style-name="P24">}</text:p>
      <text:p text:style-name="P40">La lógica del repositorio debe estar siempre basada en interfaces; <text:span text:style-name="T10">por otro lado </text:span>hacerla genérica ermitirá también la reutilización.</text:p>
      <text:h text:style-name="P3" text:outline-level="2"><text:bookmark text:name="controllers"/>Controllers</text:h>
      <text:p text:style-name="P40">Los controladores deben ser siempre lo más limpios posible. No deberíamos colocar ninguna lógica de negocio en su interior.</text:p>
      <text:p text:style-name="P40">Así, nuestros controladores deben encargarse de aceptar las instancias de servicio a través de la inyección del constructor y de organizar los métodos de acción HTTP (GET, POST, PUT, DELETE, PATCH...):</text:p>
      <text:h text:style-name="P3" text:outline-level="2"><text:bookmark text:name="actions"/>Actions</text:h>
      <text:p text:style-name="P37">Nuestras acciones deben ser siempre limpias y sencillas. Sus responsabilidades incluyen el manejo de peticiones HTTP, la validación de modelos, la captura de errores y la devolución de respuestas:</text:p>
      <text:p text:style-name="P9">[<text:span text:style-name="T11">HttpPost]</text:span></text:p>
      <text:p text:style-name="P7">public <text:span text:style-name="T13">IActionResult</text:span> CreateOwner([FromBody]OwnerForCreationDto owner)</text:p>
      <text:p text:style-name="P7">{</text:p>
      <text:p text:style-name="P7"><text:s text:c="4"/>try</text:p>
      <text:p text:style-name="P7"><text:s text:c="4"/>{</text:p>
      <text:p text:style-name="P7"><text:s text:c="8"/>if (owner == null)</text:p>
      <text:p text:style-name="P7"><text:s text:c="8"/>{</text:p>
      <text:p text:style-name="P7"><text:s text:c="12"/>return BadRequest("Owner object is null");</text:p>
      <text:p text:style-name="P7"><text:s text:c="8"/>}</text:p>
      <text:p text:style-name="P7"/>
      <text:p text:style-name="P7"><text:s text:c="8"/>if (!ModelState.IsValid)</text:p>
      <text:p text:style-name="P7"><text:s text:c="8"/>{</text:p>
      <text:p text:style-name="P7"><text:s text:c="12"/>return BadRequest("Invalid model object");</text:p>
      <text:p text:style-name="P7"><text:s text:c="8"/>}</text:p>
      <text:p text:style-name="P7"/>
      <text:p text:style-name="P7"><text:s text:c="8"/>//additional code</text:p>
      <text:p text:style-name="P7"><text:s text:c="8"/></text:p>
      <text:p text:style-name="P7"><text:s text:c="8"/>return CreatedAtRoute("OwnerById", new { id = createdOwner.Id }, createdOwner);</text:p>
      <text:p text:style-name="P7"><text:s text:c="4"/>}</text:p>
      <text:p text:style-name="P7"><text:s text:c="4"/>catch (Exception ex)</text:p>
      <text:p text:style-name="P7"><text:s text:c="4"/>{</text:p>
      <text:p text:style-name="P7"><text:s text:c="8"/>_logger.LogError($"Something went wrong inside the CreateOwner action: {ex}");</text:p>
      <text:p text:style-name="P7"><text:s text:c="8"/>return StatusCode(500, "Internal server error");</text:p>
      <text:p text:style-name="P7"><text:s text:c="4"/>}</text:p>
      <text:p text:style-name="P7">}</text:p>
      <text:p text:style-name="P37">Nuestras acciones deberían tener IActionResult como tipo de retorno en la mayoría de los casos (a veces queremos devolver un tipo específico o un JsonResult...). De esta manera podemos utilizar todos los métodos dentro de .NET Core que devuelven resultados y también los códigos de estado.<text:line-break/>Los métodos más utilizados son:</text:p>
      <text:list xml:id="list743748241" text:style-name="L1">
        <text:list-item>
          <text:p text:style-name="P38"><text:span text:style-name="Strong_20_Emphasis">OK</text:span> =&gt; returns the 200 status code </text:p>
        </text:list-item>
        <text:list-item>
          <text:p text:style-name="P38"><text:span text:style-name="Strong_20_Emphasis">NotFound</text:span> =&gt; returns the 404 status code </text:p>
        </text:list-item>
        <text:list-item>
          <text:p text:style-name="P38"><text:span text:style-name="Strong_20_Emphasis">BadRequest</text:span> =&gt; returns the 400 status code </text:p>
        </text:list-item>
        <text:list-item>
          <text:p text:style-name="P38"><text:span text:style-name="Strong_20_Emphasis">NoContent</text:span> =&gt; returns the 204 status code </text:p>
        </text:list-item>
        <text:list-item>
          <text:p text:style-name="P38"><text:soft-page-break/><text:span text:style-name="Strong_20_Emphasis">Created</text:span>, <text:span text:style-name="Strong_20_Emphasis">CreatedAtRoute</text:span>, <text:span text:style-name="Strong_20_Emphasis">CreatedAtAction</text:span> =&gt; returns the 201 status code </text:p>
        </text:list-item>
        <text:list-item>
          <text:p text:style-name="P38"><text:span text:style-name="Strong_20_Emphasis">Unauthorized</text:span> =&gt; returns the 401 status code </text:p>
        </text:list-item>
        <text:list-item>
          <text:p text:style-name="P38"><text:span text:style-name="Strong_20_Emphasis">Forbid</text:span> =&gt; returns the 403 status code </text:p>
        </text:list-item>
        <text:list-item>
          <text:p text:style-name="P38"><text:span text:style-name="Strong_20_Emphasis">StatusCode</text:span> =&gt; returns the status code we provide as input </text:p>
        </text:list-item>
      </text:list>
      <text:h text:style-name="P2" text:outline-level="2"><text:bookmark text:name="globalerrrorhandling"/>Handling Errors Globally</text:h>
      <text:p text:style-name="P41">En el ejemplo anterior, <text:span text:style-name="T14">la</text:span> acción tiene su propio bloque try-catch. Esto es muy importante porque necesitamos manejar todos los errores (que de otra manera no serían manejados) en nuestro método de acción. Muchos desarrolladores utilizan bloques try-catch en sus acciones y no hay absolutamente nada de malo en ese enfoque. Pero, queremos que nuestras acciones sean limpias y simples, por lo tanto, eliminar los bloques try-catch de nuestras acciones y colocarlos en un lugar centralizado sería un enfoque aún mejor.</text:p>
      <text:p text:style-name="P41"><text:span text:style-name="T14">Existe </text:span>la oportunidad de implementar el manejo de excepciones de forma global con poco esfuerzo mediante el uso de<text:span text:style-name="T14">l</text:span> middleware incorporado y listo para usar. Todo lo que tenemos que hacer es añadir ese middleware en la clase Startup modificando el método Configure :</text:p>
      <text:p text:style-name="P23"><text:span text:style-name="T19">app.UseExceptionHandler(appError =&gt;</text:span></text:p>
      <text:p text:style-name="P13"><text:span text:style-name="T17">{</text:span></text:p>
      <text:p text:style-name="P13"><text:span text:style-name="T17"><text:tab/>appError.Run(</text:span><text:span text:style-name="T21">async</text:span><text:span text:style-name="T17"> context =&gt;</text:span></text:p>
      <text:p text:style-name="P13"><text:span text:style-name="T17"><text:s text:c="6"/>{</text:span></text:p>
      <text:p text:style-name="P13"><text:span text:style-name="T17"><text:s text:c="6"/><text:tab/>context.Response.StatusCode = (</text:span><text:span text:style-name="T21">int</text:span><text:span text:style-name="T17">)HttpStatusCode.InternalServerError;</text:span></text:p>
      <text:p text:style-name="P13"><text:span text:style-name="T17"><text:s text:c="12"/>context.Response.ContentType = </text:span><text:span text:style-name="T24">"application/json"</text:span><text:span text:style-name="T17">;</text:span></text:p>
      <text:p text:style-name="P13"><text:span text:style-name="T17"><text:s text:c="12"/></text:span><text:span text:style-name="T21">var</text:span><text:span text:style-name="T17"> contextFeature = context.Features.Get&lt;IExceptionHandlerFeature&gt;();</text:span></text:p>
      <text:p text:style-name="P13"><text:span text:style-name="T17"><text:s text:c="12"/></text:span><text:span text:style-name="T21">if</text:span><text:span text:style-name="T17"> (contextFeature != </text:span><text:span text:style-name="T21">null</text:span><text:span text:style-name="T17">)</text:span></text:p>
      <text:p text:style-name="P13"><text:span text:style-name="T17"><text:s text:c="12"/>{</text:span></text:p>
      <text:p text:style-name="P13"><text:span text:style-name="T17"><text:s text:c="12"/><text:tab/>logger.LogError(</text:span><text:span text:style-name="T24">$"Something went wrong: </text:span><text:span text:style-name="T17">{contextFeature.Error}</text:span><text:span text:style-name="T24">"</text:span><text:span text:style-name="T17">);</text:span></text:p>
      <text:p text:style-name="P13"><text:span text:style-name="T17"><text:s text:c="18"/></text:span><text:span text:style-name="T21">await</text:span><text:span text:style-name="T17"> context.Response.WriteAsync(</text:span><text:span text:style-name="T21">new</text:span><text:span text:style-name="T17"> ErrorDetails()</text:span></text:p>
      <text:p text:style-name="P13"><text:span text:style-name="T17"><text:s text:c="18"/>{</text:span></text:p>
      <text:p text:style-name="P13"><text:span text:style-name="T17"><text:s text:c="18"/><text:tab/>StatusCode = context.Response.StatusCode,</text:span></text:p>
      <text:p text:style-name="P13"><text:span text:style-name="T17"><text:s text:c="24"/>Message = </text:span><text:span text:style-name="T24">"Internal Server Error."</text:span></text:p>
      <text:p text:style-name="P13"><text:span text:style-name="T17"><text:s text:c="18"/>}.ToString());</text:span></text:p>
      <text:p text:style-name="P13"><text:span text:style-name="T17"><text:s text:c="11"/><text:tab/>}</text:span></text:p>
      <text:p text:style-name="P13"><text:span text:style-name="T17"><text:s text:c="4"/><text:tab/>});</text:span></text:p>
      <text:p text:style-name="P13"><text:span text:style-name="T17">});</text:span></text:p>
      <text:p text:style-name="P12"><text:span text:style-name="T17"/></text:p>
      <text:p text:style-name="P40">O implementando nuestra propia clase, <text:span text:style-name="T28">y luego registrarla y adicionarla:</text:span></text:p>
      <text:p text:style-name="P7">public static IApplicationBuilder UseCustomExceptionMiddleware(this <text:s text:c="2"/>IApplicationBuilder builder)</text:p>
      <text:p text:style-name="P7">{</text:p>
      <text:p text:style-name="P7"><text:s text:c="4"/>return builder.UseMiddleware&lt;CustomExceptionMiddleware&gt;();</text:p>
      <text:p text:style-name="P7">}</text:p>
      <text:p text:style-name="P14">app.UseCustomExceptionMiddleware();</text:p>
      <text:p text:style-name="P40"/>
      <text:h text:style-name="P2" text:outline-level="2"><text:bookmark text:name="dtos"/>Using DTOs to Return Results and Accept Inputs</text:h>
      <text:p text:style-name="P40">Aunque podemos utilizar la misma clase modelo para devolver resultados o aceptar parámetros del cliente, esa no es una buena práctica. Una práctica mucho mejor es separar las entidades que se comunican con la base de datos de las entidades que se comunican con el cliente. <text:span text:style-name="T14">L</text:span>a respuesta es utilizar DTOs.</text:p>
      <text:p text:style-name="P40"><text:soft-page-break/>La clase modelo es una representación completa de nuestra tabla de base de datos y siendo así, la estamos usando para obtener los datos de la base de datos. Pero una vez que los datos son obtenidos, debemos <text:span text:style-name="T4">mapear</text:span> los datos al DTO y devolver el resultado al cliente. De esta manera, si por alguna razón tenemos que cambiar la base de datos, tendríamos que cambiar sólo la clase modelo pero no el DTO porque el cliente puede seguir queriendo tener el mismo resultado. </text:p>
      <text:p text:style-name="P40">No deberíamos usar los DTOs sólo para las peticiones GET. Deberíamos usarlos también para otras acciones. Por ejemplo, si tenemos una acción POST o PUT, deberíamos usar los DTOs también. </text:p>
      <text:p text:style-name="P40">Además, los DTOs evitarán problemas de referencias circulares también en nuestro proyecto.</text:p>
      <text:p text:style-name="P39"><text:span text:style-name="T26">Para el mapeo (relación entre un modelo y un DTO) se usa </text:span><text:span text:style-name="T25">AutoMapper, </text:span><text:span text:style-name="T26">que </text:span><text:span text:style-name="T25">es una sencilla librería que nos ayuda a transformar un tipo de objeto en otro. Es un mapeador de objeto a objeto basado en convenciones que requiere muy poca configuración: </text:span></text:p>
      <text:p text:style-name="P39"><text:span text:style-name="T27"><text:tab/></text:span><text:span text:style-name="T12">services.AddAutoMapper(typeof(Startup)); </text:span></text:p>
      <text:p text:style-name="P39"><text:span text:style-name="T27">Seguidamente crear una clase que herede de Profile e implementar los mapeos:</text:span></text:p>
      <text:p text:style-name="P22"><text:span text:style-name="T16"><text:s/></text:span><text:span text:style-name="T18">CreateMap&lt;Familia, FamiliaDTO&gt;()</text:span></text:p>
      <text:p text:style-name="P14"><text:span text:style-name="T17"><text:tab/>.ForMember(dest =&gt;</text:span></text:p>
      <text:p text:style-name="P14"><text:span text:style-name="T17"><text:s text:c="6"/><text:tab/>dest.Grupo,</text:span></text:p>
      <text:p text:style-name="P14"><text:span text:style-name="T17"><text:tab/><text:tab/>opt =&gt; opt.MapFrom(src =&gt; src.Grupo.Codigo))</text:span></text:p>
      <text:p text:style-name="P15"><text:span text:style-name="T17"><text:tab/>.ReverseMap();</text:span></text:p>
      <text:h text:style-name="P2" text:outline-level="2"><text:bookmark text:name="routing"/>Routing</text:h>
      <text:p text:style-name="P33">En los proyectos de la API web de .NET Core, deberíamos utilizar Attribute Routing en lugar de Conventional Routing. Esto se debe a que Attribute Routing nos ayuda a hacer coincidir los nombres de los parámetros de la ruta con los parámetros reales dentro de los métodos de la acción. Otra razón es la descripción de los parámetros de la ruta. Es más legible cuando vemos el parámetro con el nombre "ownerId" que sólo "id".</text:p>
      <text:p text:style-name="P33">Podemos usar el atributo [Route] encima del controlador y encima de la propia acción:</text:p>
      <text:p text:style-name="P24">[Route("api/[controller]")]</text:p>
      <text:p text:style-name="P24">public class OwnerController: Controller</text:p>
      <text:p text:style-name="P24">{</text:p>
      <text:p text:style-name="P24">[Route("{id}")]</text:p>
      <text:p text:style-name="P24">[HttpGet]</text:p>
      <text:p text:style-name="P24">public IActionResult GetOwnerById(Guid id)</text:p>
      <text:p text:style-name="P24">{</text:p>
      <text:p text:style-name="P24">} </text:p>
      <text:p text:style-name="P24">}</text:p>
      <text:p text:style-name="P40">Hay otra forma de crear rutas para el controlador y las acciones:</text:p>
      <text:p text:style-name="P24">[Route("api/owner")]</text:p>
      <text:p text:style-name="P24">public class OwnerController: Controller</text:p>
      <text:p text:style-name="P24">{</text:p>
      <text:p text:style-name="P24">[HttpGet("{id}")]</text:p>
      <text:p text:style-name="P24">public IActionResult GetOwnerById(Guid id)</text:p>
      <text:p text:style-name="P24">{</text:p>
      <text:p text:style-name="P24">} </text:p>
      <text:p text:style-name="P24">}</text:p>
      <text:p text:style-name="P40">Hay diferentes opiniones sobre qué forma es mejor, pero siempre <text:span text:style-name="T28">se </text:span>recom<text:span text:style-name="T28">i</text:span>enda la segunda, y es algo que siempre utilizamos en nuestros proyectos.</text:p>
      <text:p text:style-name="P40"><text:soft-page-break/>Cuando hablamos de enrutamiento tenemos que mencionar la convención de nomenclatura de las rutas. Podemos usar nombres descriptivos para nuestras acciones, pero para las rutas/puntos finales, debemos usar <text:span text:style-name="T5">SUSTANTIVOS</text:span> y no VERBOS.</text:p>
      <text:p text:style-name="P40">Algunos ejemplos erróneos:</text:p>
      <text:p text:style-name="P24">[Route("api/owner")]</text:p>
      <text:p text:style-name="P24">public class OwnerController : Controller</text:p>
      <text:p text:style-name="P24">{</text:p>
      <text:p text:style-name="P27">[HttpGet("<text:span text:style-name="T29">getAllOwners</text:span>")]</text:p>
      <text:p text:style-name="P27">public IActionResult <text:span text:style-name="T30">GetAllOwners</text:span>()</text:p>
      <text:p text:style-name="P27">{ </text:p>
      <text:p text:style-name="P27">}</text:p>
      <text:p text:style-name="P27"/>
      <text:p text:style-name="P27">[HttpGet("<text:span text:style-name="T29">getOwnerById</text:span>/{id}"]</text:p>
      <text:p text:style-name="P27">public IActionResult <text:span text:style-name="T31">GetOwnerById</text:span>(Guid id)</text:p>
      <text:p text:style-name="P27">{ </text:p>
      <text:p text:style-name="P27">}</text:p>
      <text:p text:style-name="P24">}</text:p>
      <text:p text:style-name="P40">Los buenos ejemplos:</text:p>
      <text:p text:style-name="P26">[Route("api/owner")]</text:p>
      <text:p text:style-name="P24">public class OwnerController : Controller</text:p>
      <text:p text:style-name="P24">{ </text:p>
      <text:p text:style-name="P27">[HttpGet]</text:p>
      <text:p text:style-name="P27">public IActionResult GetAllOwners()</text:p>
      <text:p text:style-name="P27">{ </text:p>
      <text:p text:style-name="P27">}</text:p>
      <text:p text:style-name="P27"/>
      <text:p text:style-name="P27">[HttpGet("{id}"]</text:p>
      <text:p text:style-name="P27">public IActionResult GetOwnerById(Guid id)</text:p>
      <text:p text:style-name="P27">{ </text:p>
      <text:p text:style-name="P27">}</text:p>
      <text:p text:style-name="P24">}</text:p>
      <text:h text:style-name="P2" text:outline-level="2"><text:bookmark text:name="logging"/>Logging</text:h>
      <text:p text:style-name="P43">Si planeamos publicar nuestra aplicación en producción, debemos tener un mecanismo de registro <text:span text:style-name="T28">(logs)</text:span> en su lugar. Los mensajes de registro son muy útiles para saber cómo se comporta nuestro software en producción.</text:p>
      <text:p text:style-name="P43">.NET Core tiene su propia implementación de registro utilizando la interfaz <text:span text:style-name="T3">ILogger</text:span>. Es muy fácil implementarlo utilizando la función de Inyección de Dependencia:</text:p>
      <text:p text:style-name="P24">public class TestController: Controller</text:p>
      <text:p text:style-name="P24">{</text:p>
      <text:p text:style-name="P24"><text:tab/>private readonly ILogger _logger;</text:p>
      <text:p text:style-name="P27">public TestController(ILogger&lt;TestController&gt; logger)</text:p>
      <text:p text:style-name="P27">{</text:p>
      <text:p text:style-name="P28">_logger = logger;</text:p>
      <text:p text:style-name="P27">}</text:p>
      <text:p text:style-name="P24">}</text:p>
      <text:p text:style-name="P43">Luego, en nuestras acciones, podemos utilizar varios niveles de registro utilizando el objeto<text:span text:style-name="T3"> _logger</text:span>.<text:line-break/>.NET Core soporta una API de registro que funciona con una variedad de proveedores de registro. Por lo tanto, podemos utilizar diferentes proveedores de registro para implementar nuestra propia lógica de registro dentro de nuestro proyecto.</text:p>
      <text:p text:style-name="P43"><text:soft-page-break/>NLog es una gran biblioteca para implementar nuestra propia lógica de registro. Es extensible, soporta el registro estructurado, y es muy fácil de configurar. Podemos registrar nuestros mensajes en la ventana de la consola, en archivos, o incluso en la base de datos.</text:p>
      <text:h text:style-name="P2" text:outline-level="2">Paging, Searching, and Sorting</text:h>
      <text:p text:style-name="P40">No queremos devolver una colección de todos los recursos al consultar nuestra API. Eso puede causar problemas de rendimiento y no está de ninguna manera optimizado para las APIs públicas o privadas. Puede causar ralentizaciones masivas e incluso fallos en la aplicación en casos graves. Por lo tanto, la implementación de<text:span text:style-name="T32">l paginado</text:span>, la búsqueda y la ordenación permitirá encontrar y navegar fácilmente por los resultados devueltos, pero también reducirá el alcance resultante, lo que puede acelerar el proceso con seguridad.</text:p>
      <text:h text:style-name="P2" text:outline-level="2">Swagger</text:h>
      <text:p text:style-name="P16">Swagger es un documento de especificación de APIs web que ayuda a los desarrolladores a diseñar, construir, documentar y consumir servicios web RESTful. Las herramientas de Swagger soportan la documentación automatizada, la generación de código y la generación de casos de prueba. Swagger pide a las APIs web que devuelvan un YAML o JSON que contiene una especificación detallada de toda la API.</text:p>
      <text:p text:style-name="P16">La especificación Swagger proporciona información sobre las APIs como,</text:p>
      <text:list xml:id="list2505212557" text:style-name="L4">
        <text:list-item>
          <text:p text:style-name="P17"><text:s text:c="4"/>Todas las operaciones que soporta la API</text:p>
        </text:list-item>
        <text:list-item>
          <text:p text:style-name="P17"><text:s text:c="4"/>Los parámetros de la API y el tipo de retorno</text:p>
        </text:list-item>
        <text:list-item>
          <text:p text:style-name="P17"><text:s text:c="4"/>Estructura de los objetos de la API</text:p>
        </text:list-item>
        <text:list-item>
          <text:p text:style-name="P17"><text:s text:c="4"/>Autorización de la API</text:p>
        </text:list-item>
        <text:list-item>
          <text:p text:style-name="P17"><text:s text:c="4"/>Licencia de uso de la API, etc.</text:p>
        </text:list-item>
      </text:list>
      <text:p text:style-name="P16">Para más detalles sobre la especificación de Swagger visite <text:a xlink:type="simple" xlink:href="https://swagger.io/" text:style-name="Internet_20_link" text:visited-style-name="Visited_20_Internet_20_Link">aquí</text:a>.</text:p>
      <text:p text:style-name="P18">Para añadir Swagger a la API necesitamos instalar Swashbuckle a través de NuGet. Seguidamente solo queda configurarlo:</text:p>
      <text:p text:style-name="P10"/>
      <text:p text:style-name="P11"><text:s text:c="4"/>services.AddSwaggerGen(c =&gt;</text:p>
      <text:p text:style-name="P11"><text:s text:c="4"/>{</text:p>
      <text:p text:style-name="P11"><text:s text:c="8"/>c.SwaggerDoc("v1", new OpenApiInfo { Title = "My API", Version = "v1" }); <text:s text:c="15"/></text:p>
      <text:p text:style-name="P11"><text:s text:c="4"/>});</text:p>
      <text:p text:style-name="P11"><text:s text:c="4"/>services.AddControllers();</text:p>
      <text:p text:style-name="P19"><text:span text:style-name="T15"/></text:p>
      <text:p text:style-name="P40"><text:s/>y adicionarlo como servicio:</text:p>
      <text:p text:style-name="P11"><text:s text:c="4"/>app.UseSwagger();</text:p>
      <text:p text:style-name="P11"><text:s text:c="4"/>app.UseSwaggerUI(c =&gt;</text:p>
      <text:p text:style-name="P11"><text:s text:c="4"/>{</text:p>
      <text:p text:style-name="P11"><text:s text:c="8"/>c.SwaggerEndpoint("/swagger/v1/swagger.json", "My API V1");</text:p>
      <text:p text:style-name="P11"><text:s text:c="4"/>});</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rgio García Albanus</meta:initial-creator>
    <meta:creation-date>2022-09-24T11:22:37.956000000</meta:creation-date>
    <dc:date>2022-09-24T15:01:32.325000000</dc:date>
    <dc:creator>Sergio García Albanus</dc:creator>
    <meta:editing-duration>PT36M14S</meta:editing-duration>
    <meta:editing-cycles>2</meta:editing-cycles>
    <meta:generator>LibreOffice/7.2.4.1$Windows_X86_64 LibreOffice_project/27d75539669ac387bb498e35313b970b7fe9c4f9</meta:generator>
    <meta:document-statistic meta:table-count="0" meta:image-count="0" meta:object-count="0" meta:page-count="7" meta:paragraph-count="215" meta:word-count="2036" meta:character-count="14493" meta:non-whitespace-character-count="12202"/>
  </office:meta>
</office:document-meta>
</file>